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5cm" fo:margin-top="0cm" fo:margin-bottom="0cm" style:page-number="auto" table:align="left" style:shadow="none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1.169cm"/>
    </style:style>
    <style:style style:name="Table1.C" style:family="table-column">
      <style:table-column-properties style:column-width="4.233cm"/>
    </style:style>
    <style:style style:name="Table1.D" style:family="table-column">
      <style:table-column-properties style:column-width="0.584cm"/>
    </style:style>
    <style:style style:name="Table1.E" style:family="table-column">
      <style:table-column-properties style:column-width="5.768cm"/>
    </style:style>
    <style:style style:name="Table1.F" style:family="table-column">
      <style:table-column-properties style:column-width="3.2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5.921cm" fo:margin-top="0cm" fo:margin-bottom="0cm" table:align="margins" style:shadow="none" style:may-break-between-rows="false"/>
    </style:style>
    <style:style style:name="Table3.A" style:family="table-column">
      <style:table-column-properties style:column-width="7.96cm" style:rel-column-width="32767*"/>
    </style:style>
    <style:style style:name="Table3.A1" style:family="table-cell">
      <style:table-cell-properties fo:padding="0.097cm" fo:border="none"/>
    </style:style>
    <style:style style:name="Table5" style:family="table">
      <style:table-properties style:width="7.77cm" fo:margin-left="0cm" fo:margin-right="-0.004cm" fo:margin-top="0cm" fo:margin-bottom="0cm" table:align="margins" style:shadow="none"/>
    </style:style>
    <style:style style:name="Table5.A" style:family="table-column">
      <style:table-column-properties style:column-width="0.78cm" style:rel-column-width="442*"/>
    </style:style>
    <style:style style:name="Table5.B" style:family="table-column">
      <style:table-column-properties style:column-width="6.99cm" style:rel-column-width="3963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7.766cm" fo:margin-top="0cm" fo:margin-bottom="0cm" table:align="margins" style:shadow="none"/>
    </style:style>
    <style:style style:name="Table6.A" style:family="table-column">
      <style:table-column-properties style:column-width="0.836cm" style:rel-column-width="474*"/>
    </style:style>
    <style:style style:name="Table6.B" style:family="table-column">
      <style:table-column-properties style:column-width="6.93cm" style:rel-column-width="3929*"/>
    </style:style>
    <style:style style:name="Table6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8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P11" style:family="paragraph" style:parent-style-name="Standard">
      <style:paragraph-properties fo:margin-top="0cm" fo:margin-bottom="0cm" fo:text-align="start" style:justify-single-word="false"/>
      <style:text-properties style:font-name="Tahoma"/>
    </style:style>
    <style:style style:name="P12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5" style:family="paragraph" style:parent-style-name="Standard">
      <style:paragraph-properties fo:margin-top="0cm" fo:margin-bottom="0cm"/>
    </style:style>
    <style:style style:name="P16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7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9" style:family="paragraph" style:parent-style-name="Standard">
      <style:paragraph-properties fo:margin-top="0cm" fo:margin-bottom="0cm" fo:text-align="center" style:justify-single-word="false"/>
      <style:text-properties style:font-name="Tahoma" style:font-name-complex="Tahoma"/>
    </style:style>
    <style:style style:name="P20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21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22" style:family="paragraph" style:parent-style-name="Normal">
      <style:paragraph-properties fo:margin-top="0cm" fo:margin-bottom="0cm"/>
      <style:text-properties style:font-name="Tahoma" style:font-name-complex="Tahoma"/>
    </style:style>
    <style:style style:name="P2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2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25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26" style:family="paragraph" style:parent-style-name="Table_20_Contents">
      <style:text-properties style:font-name="Tahoma" style:font-name-complex="Tahoma"/>
    </style:style>
    <style:style style:name="P27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28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29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30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T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7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1">BA-18</text:p>
          </table:table-cell>
        </table:table-row>
        <table:table-row>
          <table:table-cell table:style-name="Table1.A1" table:number-columns-spanned="6" office:value-type="string">
            <text:p text:style-name="P5"/>
            <text:p text:style-name="P6">BERITA ACARA PENERIMAAN DAN PENELITIAN</text:p>
            <text:p text:style-name="P6">BENDA SITAAN/ BARANG BUKTI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5">Pada hari ini, {nama_hari}, {tgl_surat_terbilang} bertempat di {lokasi_surat}, kami: 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6">[!-- BEGIN Jaksa --]{noUrut}</text:p>
          </table:table-cell>
          <table:table-cell table:style-name="Table1.A1" office:value-type="string">
            <text:p text:style-name="P14">Nama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3">{namaJaksa}</text:p>
          </table:table-cell>
          <table:covered-table-cell/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>Pangkat/ NIP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pangkatJaksa}/ {nipJaksa}</text:p>
          </table:table-cell>
          <table:covered-table-cell/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>Jabatan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jabatanJaksa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6">[!-- END Jaksa --]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" table:number-columns-spanned="6" office:value-type="string">
            <text:p text:style-name="P3">Dengan disaksikan oleh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6">[!-- BEGIN Sksi --]{nourut}</text:p>
          </table:table-cell>
          <table:table-cell table:style-name="Table1.A1" office:value-type="string">
            <text:p text:style-name="P14">Nama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3">{namasks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>Pangkat/ NIP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pangkatsks}/ {nipsks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>Jabatan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jabatansks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6">[!-- END Sksi --]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" table:number-columns-spanned="6" office:value-type="string">
            <text:p text:style-name="P3">Berdasarkan Surat Perintah Kepala {nama_satker} Nomor {isi1} tanggal {isi2} telah menerima dan melakukan penelitian terhadap Benda Sitaan/Barang Bukti dalam perkara {isi3} {isi4} yang melanggar pasal {isi5} berupa {isi6} dan hasil penelitian kami, ternyata barang-barang tersebut {isi7} dengan tercantum di dalam daftar benda sitaan/barang bukti.</text:p>
            <text:p text:style-name="P3"/>
            <text:p text:style-name="P3">Kemudian barang-barang tersebut dimasukkan/disimpan di {isi8} dan disegel dengan segel Kejaksaan dan dicatat pada Reg. Barang Bukti No: {isi9}.</text:p>
            <text:p text:style-name="P3"/>
            <text:p text:style-name="P25">Demikian Berita Acara dibuat dengan sebenarnya atas kekuatan sumpah jabatan, kemudian ditutup dan ditandatangani pada hari dan tanggal tersebut di at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3" table:style-name="Table3">
        <table:table-column table:style-name="Table3.A" table:number-columns-repeated="2"/>
        <text:soft-page-break/>
        <table:table-row>
          <table:table-cell table:style-name="Table3.A1" office:value-type="string">
            <text:p text:style-name="P19">Saksi-saksi,</text:p>
          </table:table-cell>
          <table:table-cell table:style-name="Table3.A1" office:value-type="string">
            <text:p text:style-name="P4">Yang melakukan penelitian,</text:p>
          </table:table-cell>
        </table:table-row>
        <table:table-row>
          <table:table-cell table:style-name="Table3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6">[!-- BEGIN sks --]{nourut}</text:p>
                </table:table-cell>
                <table:table-cell table:style-name="Table5.A1" office:value-type="string">
                  <text:p text:style-name="P13"/>
                  <text:p text:style-name="P13"/>
                  <text:p text:style-name="P13"/>
                  <text:p text:style-name="P30">{namasks}</text:p>
                  <text:p text:style-name="P29">{pangkatsks}/ {nipsks}</text:p>
                </table:table-cell>
              </table:table-row>
              <table:table-row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4"/>
                </table:table-cell>
              </table:table-row>
              <table:table-row>
                <table:table-cell table:style-name="Table5.A1" office:value-type="string">
                  <text:p text:style-name="P16">[!-- END sks --]</text:p>
                </table:table-cell>
                <table:table-cell table:style-name="Table5.A1" office:value-type="string">
                  <text:p text:style-name="P12"/>
                </table:table-cell>
              </table:table-row>
            </table:table>
            <text:p text:style-name="P26"/>
          </table:table-cell>
          <table:table-cell table:style-name="Table3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4">[!-- BEGIN jks --]{noUrut}</text:p>
                </table:table-cell>
                <table:table-cell table:style-name="Table6.A1" office:value-type="string">
                  <text:p text:style-name="P13"/>
                  <text:p text:style-name="P13"/>
                  <text:p text:style-name="P13"/>
                  <text:p text:style-name="P30">{namaJaksa}</text:p>
                  <text:p text:style-name="P29">{pangkatJaksa}/ {nipJaksa}</text:p>
                </table:table-cell>
              </table:table-row>
              <table:table-row>
                <table:table-cell table:style-name="Table6.A1" office:value-type="string">
                  <text:p text:style-name="P13"/>
                </table:table-cell>
                <table:table-cell table:style-name="Table6.A1" office:value-type="string">
                  <text:p text:style-name="P14"/>
                </table:table-cell>
              </table:table-row>
              <table:table-row>
                <table:table-cell table:style-name="Table6.A1" office:value-type="string">
                  <text:p text:style-name="P9">[!-- END jks --]</text:p>
                </table:table-cell>
                <table:table-cell table:style-name="Table6.A1" office:value-type="string">
                  <text:p text:style-name="P12"/>
                </table:table-cell>
              </table:table-row>
            </table:table>
            <text:p text:style-name="P26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25T21:53:35.47</dc:date>
    <meta:editing-cycles>54</meta:editing-cycles>
    <meta:editing-duration>PT21H48M17S</meta:editing-duration>
    <meta:document-statistic meta:table-count="4" meta:image-count="0" meta:object-count="0" meta:page-count="2" meta:paragraph-count="42" meta:word-count="182" meta:character-count="1278"/>
    <meta:template xlink:type="simple" xlink:actuate="onRequest" xlink:title="" xlink:href="../pidsus14report.odt/Normal.dotm"/>
  </office:meta>
</office:document-meta>
</file>